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669900"/>
    </style:style>
    <style:style style:name="P2" style:family="paragraph" style:parent-style-name="Standard">
      <style:text-properties fo:color="#669900" fo:font-weight="normal" style:font-weight-asian="normal" style:font-weight-complex="normal"/>
    </style:style>
    <style:style style:name="P3" style:family="paragraph" style:parent-style-name="Standard">
      <style:text-properties fo:color="#000000"/>
    </style:style>
    <style:style style:name="P4" style:family="paragraph" style:parent-style-name="Standard">
      <style:text-properties fo:color="#000000" fo:font-weight="bold" style:font-weight-asian="bold" style:font-weight-complex="bold"/>
    </style:style>
    <style:style style:name="P5" style:family="paragraph" style:parent-style-name="Standard">
      <style:text-properties fo:color="#000000" fo:font-weight="normal" style:font-weight-asian="normal" style:font-weight-complex="normal"/>
    </style:style>
    <style:style style:name="P6" style:family="paragraph" style:parent-style-name="Standard">
      <style:text-properties fo:color="#000000" style:text-underline-style="solid" style:text-underline-width="auto" style:text-underline-color="font-color" fo:font-weight="bold" style:font-weight-asian="bold" style:font-weight-complex="bold"/>
    </style:style>
    <style:style style:name="P7" style:family="paragraph" style:parent-style-name="Standard">
      <style:text-properties fo:color="#000000" fo:font-style="italic" fo:font-weight="bold" style:font-style-asian="italic" style:font-weight-asian="bold" style:font-style-complex="italic" style:font-weight-complex="bold"/>
    </style:style>
    <style:style style:name="P8" style:family="paragraph" style:parent-style-name="Standard">
      <style:text-properties fo:color="#000000" fo:language="en" fo:country="US" fo:font-weight="normal" style:font-weight-asian="normal" style:language-complex="ar" style:country-complex="SA" style:font-weight-complex="normal"/>
    </style:style>
    <style:style style:name="P9" style:family="paragraph" style:parent-style-name="Standard">
      <style:text-properties fo:color="#000000" fo:language="en" fo:country="US" fo:font-style="italic" style:text-underline-style="none" fo:font-weight="bold" style:font-style-asian="italic" style:font-weight-asian="bold" style:language-complex="ar" style:country-complex="SA" style:font-style-complex="italic"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up Directory:</text:p>
      <text:p text:style-name="P1"/>
      <text:p text:style-name="P3">Backup Folder Name: Unique hash</text:p>
      <text:p text:style-name="P3"/>
      <text:p text:style-name="P3">Inside The Folder:</text:p>
      <text:p text:style-name="P3"><text:tab/>1- Info.plist</text:p>
      <text:p text:style-name="P3"><text:tab/>2- Status.plist</text:p>
      <text:p text:style-name="P3"><text:tab/>3- Manifest.plist</text:p>
      <text:p text:style-name="P3"><text:tab/>4- Manifest.db (OR) Manifest.mbdb</text:p>
      <text:p text:style-name="P3"><text:tab/>5- A lot of files that has hash as name (OR) A lot of folders with two characteres as the name of the folder. Inside each folder there are a lot of files with hash as the name of the file. The first two letters in the hash is the same as the folder two characeters.</text:p>
      <text:p text:style-name="P3"/>
      <text:p text:style-name="P3"/>
      <text:p text:style-name="P1">Reading Files:</text:p>
      <text:p text:style-name="P3"/>
      <text:p text:style-name="P3"><text:span text:style-name="T1">PList:</text:span></text:p>
      <text:p text:style-name="P3">PListNet package</text:p>
      <text:p text:style-name="P3"/>
      <text:p text:style-name="P4">Manifest.db:</text:p>
      <text:p text:style-name="P5">Manifest.db is sqlite file and can be browsed by any sqlite reader.</text:p>
      <text:p text:style-name="P5"/>
      <text:p text:style-name="P4">Manifest.mbdb:</text:p>
      <text:p text:style-name="P5">Manifest.mbdb is a binary file and can be readed by a tool written in python. I have to convert the python code to c# code.</text:p>
      <text:p text:style-name="P5"/>
      <text:p text:style-name="P4">Backupfiles:</text:p>
      <text:p text:style-name="P5">All backup files can be parsed by the information in (Manifest.db OR Manifest.mbdb) file.</text:p>
      <text:p text:style-name="P5"/>
      <text:p text:style-name="P2">Files Content:</text:p>
      <text:p text:style-name="P5"/>
      <text:p text:style-name="P7">Info.plist:</text:p>
      <text:p text:style-name="P5">Info.plist has information about installed application and the device in general. </text:p>
      <text:p text:style-name="P5"/>
      <text:p text:style-name="P6">The information about each application is:</text:p>
      <text:p text:style-name="P5"><text:tab/>* Key: BundleId, example, com.atebits.Tweetie2.</text:p>
      <text:p text:style-name="P5"><text:tab/>* Dict: Has three keys:</text:p>
      <text:p text:style-name="P5"><text:tab/><text:tab/>1- ApplicationSINF: Unkwon base64 binary.</text:p>
      <text:p text:style-name="P5"><text:tab/><text:tab/>2- PlaceholderIcon: The app icon in base64 format.</text:p>
      <text:p text:style-name="P5"><text:tab/><text:tab/>3- iTunesMetadata: Has a lot of useful information about the application, BUT I'm interesed in :</text:p>
      <text:p text:style-name="P5"><text:tab/><text:tab/><text:tab/>1- artistName : The company name.</text:p>
      <text:p text:style-name="P5"><text:tab/><text:tab/><text:tab/>2- bundleShortVersionString: Version</text:p>
      <text:p text:style-name="P5"><text:tab/><text:tab/><text:tab/>3- genre: Photos And Videos (Instagram)</text:p>
      <text:p text:style-name="P5"><text:tab/><text:tab/><text:tab/>#- hasMessagesExtension: ????</text:p>
      <text:p text:style-name="P5"><text:tab/><text:tab/><text:tab/>#- isFactoryInstall: ???</text:p>
      <text:p text:style-name="P5"><text:tab/><text:tab/><text:tab/>4- itemName: Instagram</text:p>
      <text:p text:style-name="P5"><text:tab/><text:tab/><text:tab/>#- itemId: ??? Maybe we will benefit from it in other tabels.</text:p>
      <text:p text:style-name="P5"><text:tab/><text:tab/><text:tab/>5- softwareVersionBundleId: to search files (com.burbn.instagram)</text:p>
      <text:p text:style-name="P5"/>
      <text:p text:style-name="P5"/>
      <text:p text:style-name="P5"/>
      <text:p text:style-name="P6"><text:soft-page-break/>Information about the iDevice:</text:p>
      <text:p text:style-name="P5"/>
      <text:p text:style-name="P5">Device Name- iPhone</text:p>
      <text:p text:style-name="P5">Display Name- iPhone</text:p>
      <text:p text:style-name="P5"/>
      <text:p text:style-name="P5">GUID:- ????</text:p>
      <text:p text:style-name="P5">ICCID:- ????</text:p>
      <text:p text:style-name="P5">IMEI: ????</text:p>
      <text:p text:style-name="P5">Installed Applications: List of application BundleId</text:p>
      <text:p text:style-name="P5">Last Backup Date</text:p>
      <text:p text:style-name="P5">MEID:- ????</text:p>
      <text:p text:style-name="P5">Phone Number</text:p>
      <text:p text:style-name="P5">Product Name:- iPhone 6s</text:p>
      <text:p text:style-name="P5">Product Type:- iPhone8,1 ????</text:p>
      <text:p text:style-name="P5">Product Version(Software Version): 13.4.1</text:p>
      <text:p text:style-name="P5"/>
      <text:p text:style-name="P5"/>
      <text:p text:style-name="P7">Status.plist:</text:p>
      <text:p text:style-name="P5">This file has information about the backup status. The most important information is the backup status, is it finished or not, and date.</text:p>
      <text:p text:style-name="P5"/>
      <text:p text:style-name="P6">Note:</text:p>
      <text:p text:style-name="P5">If backup is finished then use this date as preview. If not then use the (Last Backup Date) from Info.plist file.</text:p>
      <text:p text:style-name="P5"/>
      <text:p text:style-name="P7">Manifest.plist:</text:p>
      <text:p text:style-name="P5">This file has information about the Manifest in general.</text:p>
      <text:p text:style-name="P5"/>
      <text:p text:style-name="P5">UniqueDeviceID: Same hash name in the folder name.</text:p>
      <text:p text:style-name="P5">IsEncrypted: boolean</text:p>
      <text:p text:style-name="P5"/>
      <text:p text:style-name="P5"/>
      <text:p text:style-name="P9">Manifest.db AND Manifest.mbdb:</text:p>
      <text:p text:style-name="P8"/>
      <text:p text:style-name="P8">This file is a sqlite database file. It contains information about all files in the backup. And a lot of binary plist files. You can identify the physical file and the logical (Binary) file with the (flags) column. If the (flags) column value is (1) then this means the file is in the backup directory, if the value is (2) then this means the file is in binary format and it will be in the (file) colum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53S</meta:editing-duration>
    <meta:editing-cycles>11</meta:editing-cycles>
    <meta:generator>OpenOffice/4.1.7$Win32 OpenOffice.org_project/417m1$Build-9800</meta:generator>
    <dc:date>2020-10-06T03:39:47.59</dc:date>
    <dc:creator>d d</dc:creator>
    <meta:document-statistic meta:table-count="0" meta:image-count="0" meta:object-count="0" meta:page-count="2" meta:paragraph-count="57" meta:word-count="423" meta:character-count="2643"/>
    <meta:user-defined meta:name="Info 1"/>
    <meta:user-defined meta:name="Info 2"/>
    <meta:user-defined meta:name="Info 3"/>
    <meta:user-defined meta:name="Info 4"/>
  </office:meta>
</office:document-meta>
</file>